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D00000235C316A90A7C472BB3.png" manifest:media-type="image/png"/>
  <manifest:file-entry manifest:full-path="Pictures/1000020100000556000002ED8751E0C255106E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1" text:anchor-type="char" svg:width="17cm" svg:height="9.32cm" draw:z-index="0"><draw:image xlink:href="Pictures/1000020100000556000002ED8751E0C255106EB1.png" xlink:type="simple" xlink:show="embed" xlink:actuate="onLoad" loext:mime-type="image/png"/></draw:frame><draw:frame draw:style-name="fr1" draw:name="Image2" text:anchor-type="char" svg:x="0.051cm" svg:y="10.867cm" svg:width="17cm" svg:height="7.077cm" draw:z-index="1"><draw:image xlink:href="Pictures/100002010000054D00000235C316A90A7C472B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20:39:55.191244326</meta:creation-date>
    <dc:date>2023-03-08T20:47:12.475888966</dc:date>
    <meta:editing-duration>PT7M2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